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103000000B3C3DA454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538cm" svg:height="0.371cm" svg:x="0.998cm" svg:y="1.083cm" svg:viewBox="0 0 539 372" draw:points="0,372 0,0 539,0 539,37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103000000B3C3DA454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4T11:46:30</meta:creation-date>
    <dc:date>2012-03-24T12:38:13</dc:date>
    <meta:editing-duration>PT47M16S</meta:editing-duration>
    <meta:editing-cycles>3</meta:editing-cycles>
    <meta:generator>LibreOffice/3.5$MacOSX_x86 LibreOffice_project/dc9775d-05ecbee-0851ad3-1586698-727bf66</meta:generator>
    <meta:document-statistic meta:object-count="1"/>
  </office:meta>
</office:document-meta>
</file>